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fo:color="#cccccc" officeooo:rsid="0018d638" officeooo:paragraph-rsid="0018d638"/>
    </style:style>
    <style:style style:name="P2" style:family="paragraph" style:parent-style-name="Standard">
      <style:paragraph-properties fo:text-align="start" style:justify-single-word="false"/>
      <style:text-properties fo:font-size="13pt" officeooo:rsid="0014198d" officeooo:paragraph-rsid="0014198d" style:font-size-asian="11.3500003814697pt" style:font-size-complex="13pt"/>
    </style:style>
    <style:style style:name="P3" style:family="paragraph" style:parent-style-name="Standard" style:list-style-name="L1">
      <style:paragraph-properties fo:text-align="start" style:justify-single-word="false"/>
      <style:text-properties fo:font-size="13pt" officeooo:rsid="0014198d" officeooo:paragraph-rsid="0014198d" style:font-size-asian="11.3500003814697pt" style:font-size-complex="13pt"/>
    </style:style>
    <style:style style:name="P4" style:family="paragraph" style:parent-style-name="Standard">
      <style:paragraph-properties fo:text-align="start" style:justify-single-word="false"/>
      <style:text-properties fo:font-size="13pt" officeooo:rsid="0014a806" officeooo:paragraph-rsid="0014a806" style:font-size-asian="11.3500003814697pt" style:font-size-complex="13pt"/>
    </style:style>
    <style:style style:name="P5" style:family="paragraph" style:parent-style-name="Standard" style:list-style-name="L2">
      <style:paragraph-properties fo:text-align="start" style:justify-single-word="false"/>
      <style:text-properties fo:font-size="13pt" officeooo:rsid="0015bd87" officeooo:paragraph-rsid="0015bd87" style:font-size-asian="11.3500003814697pt" style:font-size-complex="13pt"/>
    </style:style>
    <style:style style:name="P6" style:family="paragraph" style:parent-style-name="Standard">
      <style:paragraph-properties fo:text-align="start" style:justify-single-word="false"/>
      <style:text-properties fo:font-size="13pt" officeooo:rsid="0015bd87" officeooo:paragraph-rsid="0015bd87" style:font-size-asian="11.3500003814697pt" style:font-size-complex="13pt"/>
    </style:style>
    <style:style style:name="P7" style:family="paragraph" style:parent-style-name="Standard" style:list-style-name="L3">
      <style:paragraph-properties fo:text-align="start" style:justify-single-word="false"/>
      <style:text-properties fo:font-size="13pt" officeooo:rsid="0015bd87" officeooo:paragraph-rsid="0015bd87" style:font-size-asian="11.3500003814697pt" style:font-size-complex="13pt"/>
    </style:style>
    <style:style style:name="P8" style:family="paragraph" style:parent-style-name="Standard" style:list-style-name="L4">
      <style:paragraph-properties fo:text-align="start" style:justify-single-word="false"/>
      <style:text-properties fo:font-size="13pt" officeooo:rsid="0016ec89" officeooo:paragraph-rsid="0016ec89" style:font-size-asian="11.3500003814697pt" style:font-size-complex="13pt"/>
    </style:style>
    <style:style style:name="P9" style:family="paragraph" style:parent-style-name="Standard">
      <style:paragraph-properties fo:text-align="start" style:justify-single-word="false"/>
      <style:text-properties fo:font-size="13pt" officeooo:rsid="0016ec89" officeooo:paragraph-rsid="0016ec89" style:font-size-asian="11.3500003814697pt" style:font-size-complex="13pt"/>
    </style:style>
    <style:style style:name="P10" style:family="paragraph" style:parent-style-name="Standard">
      <style:paragraph-properties fo:text-align="start" style:justify-single-word="false"/>
      <style:text-properties fo:font-size="13pt" fo:font-style="italic" officeooo:rsid="0014198d" officeooo:paragraph-rsid="0014198d" style:font-size-asian="11.3500003814697pt" style:font-style-asian="italic" style:font-size-complex="13pt" style:font-style-complex="italic"/>
    </style:style>
    <style:style style:name="P11" style:family="paragraph" style:parent-style-name="Standard">
      <style:paragraph-properties fo:text-align="center" style:justify-single-word="false"/>
      <style:text-properties fo:font-size="13pt" fo:font-style="normal" fo:font-weight="bold" officeooo:rsid="0014198d" officeooo:paragraph-rsid="0014198d" style:font-size-asian="11.3500003814697pt" style:font-style-asian="normal" style:font-weight-asian="bold" style:font-size-complex="13pt" style:font-style-complex="normal" style:font-weight-complex="bold"/>
    </style:style>
    <style:style style:name="P12" style:family="paragraph" style:parent-style-name="Standard">
      <style:paragraph-properties fo:text-align="start" style:justify-single-word="false"/>
      <style:text-properties fo:font-size="13pt" fo:font-weight="bold" officeooo:rsid="0014198d" officeooo:paragraph-rsid="0014198d" style:font-size-asian="11.3500003814697pt" style:font-weight-asian="bold" style:font-size-complex="13pt" style:font-weight-complex="bold"/>
    </style:style>
    <style:style style:name="P13" style:family="paragraph" style:parent-style-name="Standard">
      <style:paragraph-properties fo:text-align="start" style:justify-single-word="false"/>
      <style:text-properties fo:font-size="13pt" fo:font-weight="bold" officeooo:rsid="0014a806" officeooo:paragraph-rsid="0014a806" style:font-size-asian="11.3500003814697pt" style:font-weight-asian="bold" style:font-size-complex="13pt" style:font-weight-complex="bold"/>
    </style:style>
    <style:style style:name="P14" style:family="paragraph" style:parent-style-name="Standard">
      <style:paragraph-properties fo:text-align="start" style:justify-single-word="false"/>
      <style:text-properties fo:font-size="13pt" fo:font-weight="bold" officeooo:rsid="0015bd87" officeooo:paragraph-rsid="0015bd87" style:font-size-asian="11.3500003814697pt" style:font-weight-asian="bold" style:font-size-complex="13pt" style:font-weight-complex="bold"/>
    </style:style>
    <style:style style:name="P15" style:family="paragraph" style:parent-style-name="Standard">
      <style:paragraph-properties fo:text-align="start" style:justify-single-word="false"/>
      <style:text-properties fo:font-size="13pt" fo:font-weight="bold" officeooo:rsid="0016ec89" officeooo:paragraph-rsid="0016ec89" style:font-size-asian="11.3500003814697pt" style:font-weight-asian="bold" style:font-size-complex="13pt" style:font-weight-complex="bold"/>
    </style:style>
    <style:style style:name="P16" style:family="paragraph" style:parent-style-name="Standard">
      <style:paragraph-properties fo:text-align="start" style:justify-single-word="false"/>
      <style:text-properties fo:font-size="13pt" fo:font-weight="bold" officeooo:rsid="0018d638" officeooo:paragraph-rsid="0018d638" style:font-size-asian="11.3500003814697pt" style:font-weight-asian="bold" style:font-size-complex="13pt" style:font-weight-complex="bold"/>
    </style:style>
    <style:style style:name="P17" style:family="paragraph" style:parent-style-name="Standard">
      <style:paragraph-properties fo:text-align="start" style:justify-single-word="false"/>
      <style:text-properties fo:font-size="13pt" fo:font-weight="normal" officeooo:rsid="0016ec89" officeooo:paragraph-rsid="0016ec89" style:font-size-asian="11.3500003814697pt" style:font-weight-asian="normal" style:font-size-complex="13pt" style:font-weight-complex="normal"/>
    </style:style>
    <style:style style:name="P18" style:family="paragraph" style:parent-style-name="Standard" style:list-style-name="L5">
      <style:paragraph-properties fo:text-align="start" style:justify-single-word="false"/>
      <style:text-properties fo:font-size="13pt" fo:font-weight="normal" officeooo:rsid="0016ec89" officeooo:paragraph-rsid="0016ec89" style:font-size-asian="11.3500003814697pt" style:font-weight-asian="normal" style:font-size-complex="13pt" style:font-weight-complex="normal"/>
    </style:style>
    <style:style style:name="P19" style:family="paragraph" style:parent-style-name="Standard" style:list-style-name="L6">
      <style:paragraph-properties fo:text-align="start" style:justify-single-word="false"/>
      <style:text-properties fo:font-size="13pt" fo:font-weight="normal" officeooo:rsid="0016ec89" officeooo:paragraph-rsid="0016ec89" style:font-size-asian="11.3500003814697pt" style:font-weight-asian="normal" style:font-size-complex="13pt" style:font-weight-complex="normal"/>
    </style:style>
    <style:style style:name="P20" style:family="paragraph" style:parent-style-name="Standard" style:list-style-name="L6">
      <style:paragraph-properties fo:text-align="start" style:justify-single-word="false"/>
      <style:text-properties fo:font-size="13pt" fo:font-weight="normal" officeooo:rsid="0018d638" officeooo:paragraph-rsid="0018d638" style:font-size-asian="11.3500003814697pt" style:font-weight-asian="normal" style:font-size-complex="13pt" style:font-weight-complex="normal"/>
    </style:style>
    <style:style style:name="P21" style:family="paragraph" style:parent-style-name="Standard">
      <style:paragraph-properties fo:text-align="start" style:justify-single-word="false"/>
      <style:text-properties fo:font-size="13pt" fo:font-weight="normal" officeooo:rsid="0018d638" officeooo:paragraph-rsid="0018d638" style:font-size-asian="11.3500003814697pt" style:font-weight-asian="normal" style:font-size-complex="13pt" style:font-weight-complex="normal"/>
    </style:style>
    <style:style style:name="P22" style:family="paragraph" style:parent-style-name="Standard" style:list-style-name="L7">
      <style:paragraph-properties fo:text-align="start" style:justify-single-word="false"/>
      <style:text-properties fo:font-size="13pt" fo:font-weight="normal" officeooo:rsid="0018d638" officeooo:paragraph-rsid="0018d638" style:font-size-asian="11.3500003814697pt" style:font-weight-asian="normal" style:font-size-complex="13pt" style:font-weight-complex="normal"/>
    </style:style>
    <style:style style:name="T1" style:family="text">
      <style:text-properties officeooo:rsid="0014a806"/>
    </style:style>
    <style:style style:name="T2" style:family="text">
      <style:text-properties officeooo:rsid="0016ec89"/>
    </style:style>
    <style:style style:name="T3" style:family="text">
      <style:text-properties fo:font-weight="normal" style:font-weight-asian="normal" style:font-weight-complex="normal"/>
    </style:style>
    <style:style style:name="T4" style:family="text">
      <style:text-properties officeooo:rsid="0018d63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roject: VIT Chennai Bus Management System</text:p>
      <text:p text:style-name="P2"/>
      <text:p text:style-name="P10">Product Features:</text:p>
      <text:p text:style-name="P2"/>
      <text:p text:style-name="P12">1) Automated Facial Attendance System</text:p>
      <text:p text:style-name="P2"/>
      <text:list xml:id="list1206044391" text:style-name="L1">
        <text:list-item>
          <text:p text:style-name="P3">Read person’s face and update the attendance</text:p>
        </text:list-item>
        <text:list-item>
          <text:p text:style-name="P3">Every student will be mapped to his respective bus. If the student boards a different bus, <text:span text:style-name="T1">their details will be recorded in the blacklist table. After n violations, certain action would take place.</text:span></text:p>
        </text:list-item>
      </text:list>
      <text:p text:style-name="P2"/>
      <text:p text:style-name="P13">2) Bus Breakdown Situation – Handling</text:p>
      <text:p text:style-name="P4"/>
      <text:list xml:id="list1910955074" text:style-name="L2">
        <text:list-item>
          <text:p text:style-name="P5">If a bus enroute to VIT faces breakdown, the buses which travel in the same route will be sent this information via some viable form. The buses behind will then have to pick the student’s from the repaired bus based on availability of seats. </text:p>
        </text:list-item>
      </text:list>
      <text:p text:style-name="P6"/>
      <text:p text:style-name="P14">3) Bus Arriving Late Situation</text:p>
      <text:p text:style-name="P6"/>
      <text:list xml:id="list4065159535" text:style-name="L3">
        <text:list-item>
          <text:p text:style-name="P7">If the VIT bus is arriving late to the campus, ie after 8pm, an automatic letter will be generated from the TRANSPORTATION OFFICE on behalf of the student.</text:p>
        </text:list-item>
        <text:list-item>
          <text:p text:style-name="P7">Student’s do not have to worry about the hierachical and lengthy process to get a letter from TRANSPORTATION OFFICE.</text:p>
        </text:list-item>
      </text:list>
      <text:p text:style-name="P6"/>
      <text:p text:style-name="P14">4) <text:span text:style-name="T2">Bus Location Tracker</text:span></text:p>
      <text:p text:style-name="P6"/>
      <text:list xml:id="list2469011275" text:style-name="L4">
        <text:list-item>
          <text:p text:style-name="P8">Students/faculties should be able to track the bus live location.</text:p>
        </text:list-item>
        <text:list-item>
          <text:p text:style-name="P8">Option 1: Live Bus Tracking Interface</text:p>
        </text:list-item>
        <text:list-item>
          <text:p text:style-name="P8">Option 2: <text:span text:style-name="T3">Bus status (similar to IRCTC train tracking)</text:span></text:p>
        </text:list-item>
      </text:list>
      <text:p text:style-name="P9"><text:span text:style-name="T3"/></text:p>
      <text:p text:style-name="P15">5) Complaints</text:p>
      <text:p text:style-name="P15"/>
      <text:list xml:id="list3664075893" text:style-name="L5">
        <text:list-item>
          <text:p text:style-name="P18">Students will have an input form to post their complaints about rash driving, student’s boarding wrong bus, creating ruckus, etc.</text:p>
        </text:list-item>
      </text:list>
      <text:p text:style-name="P17"/>
      <text:p text:style-name="P15">6) Halt Request</text:p>
      <text:p text:style-name="P15"/>
      <text:list xml:id="list2811006059" text:style-name="L6">
        <text:list-item>
          <text:p text:style-name="P19">If incase a student is going to be late to his stop to board the bus, he/she can raise a request. There’ll be limitations in the n<text:span text:style-name="T4">o of requests he can make.</text:span></text:p>
        </text:list-item>
        <text:list-item>
          <text:p text:style-name="P20">The special halt time will be restricted to a few min. If student doesn’t board by then, the bus will leave.</text:p>
        </text:list-item>
      </text:list>
      <text:p text:style-name="P21"/>
      <text:p text:style-name="P16">7) Route Optimisation</text:p>
      <text:p text:style-name="P16"/>
      <text:list xml:id="list1012088575" text:style-name="L7">
        <text:list-item>
          <text:p text:style-name="P22">Optimise the num of bus routes</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cccccc" officeooo:rsid="0018d638" officeooo:paragraph-rsid="0018d63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24MCA1064</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7-30T12:33:46.791736566</meta:creation-date>
    <dc:date>2024-08-23T12:56:14.740865884</dc:date>
    <meta:editing-duration>PT9M54S</meta:editing-duration>
    <meta:editing-cycles>2</meta:editing-cycles>
    <meta:generator>LibreOffice/6.4.7.2$Linux_X86_64 LibreOffice_project/40$Build-2</meta:generator>
    <meta:document-statistic meta:table-count="0" meta:image-count="0" meta:object-count="0" meta:page-count="1" meta:paragraph-count="22" meta:word-count="283" meta:character-count="1590" meta:non-whitespace-character-count="1339"/>
  </office:meta>
</office:document-meta>
</file>